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356cm" svg:stroke-color="#000000" draw:marker-start="" draw:marker-start-width="0.731cm" draw:marker-end="Arrowheads_20_5" draw:marker-end-width="0.731cm" draw:fill="none" draw:fill-color="#000000" draw:textarea-vertical-align="middle" fo:padding-top="0.3cm" fo:padding-bottom="0.3cm" fo:padding-left="0.425cm" fo:padding-right="0.425cm"/>
    </style:style>
    <style:style style:name="gr2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356cm" svg:stroke-color="#000000" draw:marker-start-width="0.731cm" draw:marker-end-width="0.731cm" draw:fill="none" draw:textarea-vertical-align="middle" fo:padding-top="0.3cm" fo:padding-bottom="0.3cm" fo:padding-left="0.425cm" fo:padding-right="0.425cm"/>
    </style:style>
    <style:style style:name="gr4" style:family="graphic" style:parent-style-name="objectwithoutfill">
      <style:graphic-properties svg:stroke-width="0.203cm" svg:stroke-color="#000000" draw:marker-start-width="0.503cm" draw:marker-end="Arrowheads_20_2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152cm" svg:stroke-color="#000000" draw:marker-start-width="0.427cm" draw:marker-end="Arrowheads_20_2" draw:marker-end-width="0.4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02cm" svg:stroke-color="#000000" draw:marker-start-width="0.352cm" draw:marker-end="Arrowheads_20_2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1cm" svg:stroke-color="#000000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559cm" svg:stroke-color="#000000" draw:marker-start="" draw:marker-start-width="1.034cm" draw:marker-end="Arrowheads_20_8" draw:marker-end-width="1.034cm" draw:fill="none" draw:textarea-vertical-align="middle" fo:padding-top="0.4cm" fo:padding-bottom="0.4cm" fo:padding-left="0.525cm" fo:padding-right="0.525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4.658cm" svg:y1="17.511cm" svg:x2="12.582cm" svg:y2="13.914cm">
          <text:p/>
        </draw:line>
        <draw:custom-shape draw:style-name="gr2" draw:text-style-name="P1" draw:layer="layout" svg:width="7.966cm" svg:height="4.009cm" draw:transform="skewX (-5.83030045455884E-017) rotate (0.698131700797732) translate (15.254cm 13.6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582cm" svg:y1="15.242cm" svg:x2="14.589cm" svg:y2="17.51cm">
          <text:p/>
        </draw:line>
        <draw:line draw:style-name="gr4" draw:text-style-name="P1" draw:layer="layout" svg:x1="16.582cm" svg:y1="15.242cm" svg:x2="22.189cm" svg:y2="10.225cm">
          <text:p/>
        </draw:line>
        <draw:line draw:style-name="gr5" draw:text-style-name="P1" draw:layer="layout" svg:x1="17.762cm" svg:y1="14.209cm" svg:x2="19.828cm" svg:y2="14.357cm">
          <text:p/>
        </draw:line>
        <draw:line draw:style-name="gr5" draw:text-style-name="P1" draw:layer="layout" svg:x1="18.5cm" svg:y1="13.471cm" svg:x2="18.5cm" svg:y2="11.553cm">
          <text:p/>
        </draw:line>
        <draw:line draw:style-name="gr5" draw:text-style-name="P1" draw:layer="layout" svg:x1="19.533cm" svg:y1="12.586cm" svg:x2="21.599cm" svg:y2="12.881cm">
          <text:p/>
        </draw:line>
        <draw:line draw:style-name="gr5" draw:text-style-name="P1" draw:layer="layout" svg:x1="20.419cm" svg:y1="11.848cm" svg:x2="19.976cm" svg:y2="10.372cm">
          <text:p/>
        </draw:line>
        <draw:line draw:style-name="gr6" draw:text-style-name="P1" draw:layer="layout" svg:x1="18.352cm" svg:y1="14.209cm" svg:x2="19.828cm" svg:y2="13.471cm">
          <text:p/>
        </draw:line>
        <draw:line draw:style-name="gr6" draw:text-style-name="P1" draw:layer="layout" svg:x1="17.172cm" svg:y1="14.652cm" svg:x2="17.172cm" svg:y2="13.029cm">
          <text:p/>
        </draw:line>
        <draw:line draw:style-name="gr6" draw:text-style-name="P1" draw:layer="layout" svg:x1="18.5cm" svg:y1="12.733cm" svg:x2="19.681cm" svg:y2="11.7cm">
          <text:p/>
        </draw:line>
        <draw:line draw:style-name="gr6" draw:text-style-name="P1" draw:layer="layout" svg:x1="20.271cm" svg:y1="12.734cm" svg:x2="21.599cm" svg:y2="11.996cm">
          <text:p/>
        </draw:line>
        <draw:line draw:style-name="gr6" draw:text-style-name="P1" draw:layer="layout" svg:x1="20.271cm" svg:y1="11.258cm" svg:x2="21.009cm" svg:y2="10.225cm">
          <text:p/>
        </draw:line>
        <draw:line draw:style-name="gr7" draw:text-style-name="P1" draw:layer="layout" svg:x1="18.5cm" svg:y1="14.209cm" svg:x2="19.238cm" svg:y2="14.947cm">
          <text:p/>
        </draw:line>
        <draw:line draw:style-name="gr7" draw:text-style-name="P1" draw:layer="layout" svg:x1="19.828cm" svg:y1="12.586cm" svg:x2="20.713cm" svg:y2="13.471cm">
          <text:p/>
        </draw:line>
        <draw:line draw:style-name="gr7" draw:text-style-name="P1" draw:layer="layout" svg:x1="20.861cm" svg:y1="11.406cm" svg:x2="22.337cm" svg:y2="11.258cm">
          <text:p/>
        </draw:line>
        <draw:line draw:style-name="gr7" draw:text-style-name="P1" draw:layer="layout" svg:x1="18.943cm" svg:y1="12.291cm" svg:x2="19.238cm" svg:y2="10.963cm">
          <text:p/>
        </draw:line>
        <draw:line draw:style-name="gr7" draw:text-style-name="P1" draw:layer="layout" svg:x1="17.172cm" svg:y1="14.209cm" svg:x2="18.057cm" svg:y2="13.176cm">
          <text:p/>
        </draw:line>
        <draw:line draw:style-name="gr8" draw:text-style-name="P1" draw:layer="layout" svg:x1="14.589cm" svg:y1="17.256cm" svg:x2="14.716cm" svg:y2="20.177cm">
          <text:p/>
        </draw:line>
        <draw:custom-shape draw:style-name="gr9" draw:text-style-name="P1" draw:layer="layout" svg:width="1.096cm" svg:height="2.361cm" draw:transform="rotate (2.0943951023932) translate (11.781cm 14.888cm)">
          <text:p/>
          <draw:enhanced-geometry svg:viewBox="0 0 21600 21600" draw:mirror-horizontal="false" draw:mirror-vertical="false" draw:glue-points="0 0 0 21600 21600 10800" draw:text-areas="0 ?f3 15150 ?f4" draw:type="right-bracket" draw:modifiers="6245.8933107536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1" draw:layer="layout" svg:width="1.485cm" svg:height="3.837cm" draw:transform="rotate (2.0943951023932) translate (10.995cm 15.001cm)">
          <text:p/>
          <draw:enhanced-geometry svg:viewBox="0 0 21600 21600" draw:mirror-horizontal="false" draw:mirror-vertical="false" draw:glue-points="0 0 0 21600 21600 10800" draw:text-areas="0 ?f3 15150 ?f4" draw:type="right-bracket" draw:modifiers="6933.61125586243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1" draw:layer="layout" svg:width="1.758cm" svg:height="5.312cm" draw:transform="rotate (2.0943951023932) translate (10.134cm 14.986cm)">
          <text:p/>
          <draw:enhanced-geometry svg:viewBox="0 0 21600 21600" draw:mirror-horizontal="false" draw:mirror-vertical="false" draw:glue-points="0 0 0 21600 21600 10800" draw:text-areas="0 ?f3 15150 ?f4" draw:type="right-bracket" draw:modifiers="6720.2710333145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s_20_5" draw:display-name="Arrowheads 5" svg:viewBox="0 0 300 300" svg:d="m0 0h300v300h-300zm20 20h260v260h-260z"/>
    <draw:marker draw:name="Arrowheads_20_8" draw:display-name="Arrowheads 8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ve user</meta:initial-creator>
    <meta:creation-date>2012-11-16T12:37:47</meta:creation-date>
    <dc:date>2012-11-16T15:29:56</dc:date>
    <dc:creator>Live user</dc:creator>
    <meta:editing-duration>PT1H50M2S</meta:editing-duration>
    <meta:editing-cycles>28</meta:editing-cycles>
    <meta:generator>LibreOffice/3.5$Linux_X86_64 LibreOffice_project/350m1$Build-202</meta:generator>
    <meta:document-statistic meta:object-count="22"/>
  </office:meta>
</office:document-meta>
</file>